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a36c1" officeooo:paragraph-rsid="001a36c1"/>
    </style:style>
    <style:style style:name="P2" style:family="paragraph" style:parent-style-name="Standard">
      <style:text-properties fo:language="ru" fo:country="RU" officeooo:rsid="001a36c1" officeooo:paragraph-rsid="001a36c1"/>
    </style:style>
    <style:style style:name="T1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В разделе Портфолио сьехала верстка фотографий.</text:span></text:p>
      <text:p text:style-name="P2">Зайти в раздел Портфолио.</text:p>
      <text:p text:style-name="P2">Выбрать Проекты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20:51:15.093000000</meta:creation-date>
    <dc:date>2023-10-02T20:52:14.112000000</dc:date>
    <meta:editing-duration>PT59S</meta:editing-duration>
    <meta:editing-cycles>1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3" meta:word-count="13" meta:character-count="91" meta:non-whitespace-character-count="81"/>
  </office:meta>
</office:document-meta>
</file>